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urce Sans Pro Black" fo:font-size="14pt" fo:language="ru" fo:country="RU" officeooo:rsid="0013a5bc" officeooo:paragraph-rsid="0013a5bc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Source Sans Pro Black" fo:font-size="14pt" fo:language="ru" fo:country="RU" officeooo:rsid="0013a5bc" officeooo:paragraph-rsid="0013a5bc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4pt" fo:language="ru" fo:country="RU" officeooo:rsid="0013a5bc" officeooo:paragraph-rsid="0013a5bc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4pt" fo:language="ru" fo:country="RU" officeooo:rsid="001542e3" officeooo:paragraph-rsid="001542e3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4pt" fo:language="ru" fo:country="RU" officeooo:rsid="00172825" officeooo:paragraph-rsid="00172825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Source Sans Pro Black1" fo:font-size="14pt" fo:language="ru" fo:country="RU" officeooo:rsid="001542e3" officeooo:paragraph-rsid="001542e3" style:font-size-asian="12.25pt" style:font-size-complex="14pt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мерное ТЗ для проекта «<text:span text:style-name="T1">SFUCamp</text:span>»</text:p>
      <text:p text:style-name="P1"/>
      <text:p text:style-name="P2">Видение проекта:</text:p>
      <text:p text:style-name="P2"/>
      <text:p text:style-name="P3">1. Приложение должно представлять из себя карту кампуса студгородка (минимум) с возможностью перемещения камеры вдоль горизонтальных осей.</text:p>
      <text:p text:style-name="P3">2. Приложение должно выполнять функцию прокладывания маршрута от точки-ориентира(достопримечательности, к примеру) до нужного пользователю места назначения(института или же кабинета в нем непосредственно).</text:p>
      <text:p text:style-name="P3">3. Приложение должно иметь возможность запускаться с мобильных платформ (<text:span text:style-name="T1">IOS </text:span>или <text:span text:style-name="T1">Android) </text:span>и приемлемо функционировать в них(условие — корректное прокладывание маршрута от точки А в точку В).</text:p>
      <text:p text:style-name="P3">4. Приложение не имеет ничего общего с ГИС системами, т. к. не будет использовать геолокацию или какие-либо средства <text:span text:style-name="T1">GPS.</text:span></text:p>
      <text:p text:style-name="P4">5. Приложение также может иметь справочные сноски, хранящие в себе информацию об Институте(или же кабинете, как угодно).</text:p>
      <text:p text:style-name="P3"><text:span text:style-name="T1"/></text:p>
      <text:p text:style-name="P6">Необходимые действия и инструменты для реализации проекта:</text:p>
      <text:p text:style-name="P6"/>
      <text:p text:style-name="P4">1. Разработать графический интерфейс, чтобы пользователь мог взаимодействовать с приложением.</text:p>
      <text:p text:style-name="P4">2. Выбрать платформу для разработки приложения(Предпочтительно <text:span text:style-name="T1">Unity).</text:span></text:p>
      <text:p text:style-name="P4">3. Разработать 2<text:span text:style-name="T1">D </text:span>или 3<text:span text:style-name="T1">D </text:span>графические карты для ориентирования и построения маршрутов.</text:p>
      <text:p text:style-name="P4">4. Разработать алгоритм построения маршрутов в приложении.</text:p>
      <text:p text:style-name="P4">*. Заполнить сносками с информацией все здания в приложении.</text:p>
      <text:p text:style-name="P4">5. Разработать алгоритм перехода из макрорежима(студгородка) в микрорежим(включение отдельной карты какого-либо института и прокладывание маршрута непосредственно в нём).</text:p>
      <text:p text:style-name="P5">6. Связать воедино графический интерфейс, макро- и микрокарты со всем функционалом в одном приложении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6T02:48:19.288000000</meta:creation-date>
    <dc:date>2020-03-26T03:11:21.990000000</dc:date>
    <meta:editing-duration>PT2M31S</meta:editing-duration>
    <meta:editing-cycles>2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15" meta:word-count="192" meta:character-count="1520" meta:non-whitespace-character-count="1342"/>
  </office:meta>
</office:document-meta>
</file>